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color="#6600ff" fo:font-size="14pt" fo:font-weight="bold" officeooo:paragraph-rsid="001274f2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color="#669933"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style:text-autospace="none"/>
      <style:text-properties fo:color="#008000" style:font-name="Courier New" fo:font-size="14pt" fo:language="en" fo:country="US" style:font-size-asian="14pt" style:language-asian="ru" style:country-asian="RU" style:font-name-complex="Courier New" style:font-size-complex="14pt"/>
    </style:style>
    <style:style style:name="P5" style:family="paragraph" style:parent-style-name="Preformatted_20_Text">
      <style:paragraph-properties fo:margin-top="0cm" fo:margin-bottom="0cm" style:contextual-spacing="false" fo:line-height="100%" style:text-autospace="non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669933" fo:font-size="14pt" style:font-size-asian="14pt" style:font-size-complex="14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fo:font-size="14pt" style:font-size-asian="14pt" style:font-size-complex="14pt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fo:font-size="14pt" style:font-size-asian="14pt" style:font-size-complex="14pt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4pt" style:font-size-asian="14pt" style:font-size-complex="14pt"/>
    </style:style>
    <style:style style:name="P12" style:family="paragraph" style:parent-style-name="Heading_20_1">
      <style:text-properties fo:color="#6600ff"/>
    </style:style>
    <style:style style:name="P13" style:family="paragraph" style:parent-style-name="Heading_20_1">
      <style:text-properties fo:color="#6600ff" officeooo:paragraph-rsid="00156858"/>
    </style:style>
    <style:style style:name="P14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15" style:family="paragraph" style:parent-style-name="Heading_20_2">
      <style:text-properties fo:color="#0066ff"/>
    </style:style>
    <style:style style:name="P16" style:family="paragraph" style:parent-style-name="List_20_Paragraph" style:list-style-name="WW8Num1">
      <style:text-properties fo:font-size="14pt" officeooo:paragraph-rsid="0018fa6f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f136"/>
    </style:style>
    <style:style style:name="T3" style:family="text">
      <style:text-properties fo:language="en" fo:country="US" officeooo:rsid="00219416"/>
    </style:style>
    <style:style style:name="T4" style:family="text">
      <style:text-properties fo:color="#008000"/>
    </style:style>
    <style:style style:name="T5" style:family="text">
      <style:text-properties fo:color="#008000" style:font-name="Courier New" fo:language="en" fo:country="US" style:language-asian="ru" style:country-asian="RU" style:font-name-complex="Courier New"/>
    </style:style>
    <style:style style:name="T6" style:family="text">
      <style:text-properties fo:color="#008000" style:font-name="Courier New" fo:language="en" fo:country="US" officeooo:rsid="00156858" style:language-asian="ru" style:country-asian="RU" style:font-name-complex="Courier New"/>
    </style:style>
    <style:style style:name="T7" style:family="text">
      <style:text-properties fo:color="#008000" style:font-name="Courier New" fo:language="en" fo:country="US" officeooo:rsid="00162924" style:language-asian="ru" style:country-asian="RU" style:font-name-complex="Courier New"/>
    </style:style>
    <style:style style:name="T8" style:family="text">
      <style:text-properties fo:color="#008000" style:font-name="Courier New" style:language-asian="ru" style:country-asian="RU" style:font-name-complex="Courier New"/>
    </style:style>
    <style:style style:name="T9" style:family="text">
      <style:text-properties fo:color="#008000" officeooo:rsid="00231321"/>
    </style:style>
    <style:style style:name="T10" style:family="text">
      <style:text-properties fo:color="#000080"/>
    </style:style>
    <style:style style:name="T11" style:family="text">
      <style:text-properties fo:color="#000080" style:font-name="Courier New" style:language-asian="ru" style:country-asian="RU" style:font-name-complex="Courier New"/>
    </style:style>
    <style:style style:name="T12" style:family="text">
      <style:text-properties fo:color="#c0c0c0"/>
    </style:style>
    <style:style style:name="T13" style:family="text">
      <style:text-properties fo:color="#c0c0c0" style:font-name="Courier New" style:language-asian="ru" style:country-asian="RU" style:font-name-complex="Courier New"/>
    </style:style>
    <style:style style:name="T14" style:family="text">
      <style:text-properties fo:color="#808000"/>
    </style:style>
    <style:style style:name="T15" style:family="text">
      <style:text-properties fo:color="#000000"/>
    </style:style>
    <style:style style:name="T16" style:family="text">
      <style:text-properties officeooo:rsid="0017937b"/>
    </style:style>
    <style:style style:name="T17" style:family="text">
      <style:text-properties officeooo:rsid="00184b31"/>
    </style:style>
    <style:style style:name="T18" style:family="text">
      <style:text-properties officeooo:rsid="0018d87b"/>
    </style:style>
    <style:style style:name="T19" style:family="text">
      <style:text-properties officeooo:rsid="0018fa6f"/>
    </style:style>
    <style:style style:name="T20" style:family="text">
      <style:text-properties officeooo:rsid="001baecf"/>
    </style:style>
    <style:style style:name="T21" style:family="text">
      <style:text-properties officeooo:rsid="001c2c7c"/>
    </style:style>
    <style:style style:name="T22" style:family="text">
      <style:text-properties officeooo:rsid="001c71ba"/>
    </style:style>
    <style:style style:name="T23" style:family="text">
      <style:text-properties officeooo:rsid="001c7982"/>
    </style:style>
    <style:style style:name="T24" style:family="text">
      <style:text-properties fo:color="#6600ff"/>
    </style:style>
    <style:style style:name="T25" style:family="text">
      <style:text-properties fo:color="#6600ff" officeooo:rsid="0018fa6f"/>
    </style:style>
    <style:style style:name="T26" style:family="text">
      <style:text-properties officeooo:rsid="001fa4a2"/>
    </style:style>
    <style:style style:name="T27" style:family="text">
      <style:text-properties officeooo:rsid="00261909"/>
    </style:style>
    <style:style style:name="T28" style:family="text">
      <style:text-properties officeooo:rsid="002780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Учебный курс: <text:span text:style-name="T22">Основы программирования</text:span></text:p>
      <text:p text:style-name="P6">Кафедра: ИС Факультет: ИТиП</text:p>
      <text:p text:style-name="P6">Лабораторная работа №<text:span text:style-name="T21">4</text:span>. <text:span text:style-name="T21">Логические операторы</text:span></text:p>
      <text:p text:style-name="P6">Выполнил: <text:span text:style-name="T27">Иванов И.И.</text:span> Группа: <text:span text:style-name="T20">15хх</text:span></text:p>
      <text:p text:style-name="P6">Преподаватель: <text:span text:style-name="T20">Повышев В.В.</text:span></text:p>
      <text:h text:style-name="Heading_20_1" text:outline-level="1"><text:span text:style-name="T24">Задани</text:span><text:span text:style-name="T25">я</text:span></text:h>
      <text:list xml:id="list4582774105684315147" text:style-name="WW8Num1">
        <text:list-item>
          <text:p text:style-name="P16">Запросить с консоли целое число и проверить его на попадание в <text:span text:style-name="T23">диапазон значений -100 - 100</text:span>. Результат такой проверки вывести на консоль. При выполнении задания не использовать условный оператор.</text:p>
        </text:list-item>
        <text:list-item>
          <text:p text:style-name="P16">Запросить с консоли целое число <text:span text:style-name="T19">в шестнадцатиричной системе счисления</text:span> и проверить значение бита с номером <text:span text:style-name="T19">9</text:span> в этом числе. Результат такой проверки вывести на консоль. </text:p>
        </text:list-item>
      </text:list>
      <text:h text:style-name="P12" text:outline-level="1">Входные данные</text:h>
      <text:p text:style-name="P7">0</text:p>
      <text:p text:style-name="P7">0x100</text:p>
      <text:h text:style-name="P13" text:outline-level="1">Выходные данные</text:h>
      <text:h text:style-name="P15" text:outline-level="2">Консоль</text:h>
      <text:p text:style-name="P7">True</text:p>
      <text:p text:style-name="P2">Input a number &gt; 100 in hex:</text:p>
      <text:p text:style-name="P2">bit =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Исходный текст</text:p>
      <text:h text:style-name="P15" text:outline-level="2">Файл <text:span text:style-name="T3">lab_4</text:span>.<text:span text:style-name="T1">c</text:span><text:span text:style-name="T2">pp</text:span></text:h>
      <text:p text:style-name="P3"><text:span text:style-name="T5">// Course: </text:span><text:span text:style-name="T6">F</text:span><text:span text:style-name="T7">ou</text:span><text:span text:style-name="T6">ndation of programming</text:span><text:span text:style-name="T5"> (C)</text:span></text:p>
      <text:p text:style-name="P4">// Lab <text:span text:style-name="T16">4</text:span>. <text:span text:style-name="T16">Logical operators.</text:span></text:p>
      <text:p text:style-name="P4">// Student: <text:span text:style-name="T28">Ivanov I.I.</text:span> Group: <text:span text:style-name="T17">15xx</text:span></text:p>
      <text:p text:style-name="P4">// Teacher: <text:span text:style-name="T17">Povyshev</text:span> <text:span text:style-name="T17">V</text:span>.<text:span text:style-name="T17">V</text:span>.</text:p>
      <text:p text:style-name="P4">// Created <text:span text:style-name="T18">25</text:span>.09.20<text:span text:style-name="T18">13</text:span> Modified: <text:span text:style-name="T26">25</text:span>.09.20<text:span text:style-name="T18">13</text:span></text:p>
      <text:p text:style-name="P4">// Description: Program entry point.</text:p>
      <text:p text:style-name="P4"/>
      <text:p text:style-name="P5"><text:span text:style-name="T11">#include</text:span><text:span text:style-name="T13"> </text:span><text:span text:style-name="T8">&lt;stdio.h&gt;</text:span></text:p>
      <text:p text:style-name="P8"><text:span text:style-name="T10">#define</text:span><text:span text:style-name="T12"> </text:span><text:span text:style-name="T10">BIT</text:span><text:span text:style-name="T12"> </text:span><text:span text:style-name="T10">9</text:span></text:p>
      <text:p text:style-name="P8"><text:span text:style-name="T4">//=============</text:span><text:span text:style-name="T12"> </text:span><text:span text:style-name="T4">function</text:span><text:span text:style-name="T12"> </text:span><text:span text:style-name="T4">main</text:span><text:span text:style-name="T12"> </text:span><text:span text:style-name="T4">=</text:span><text:span text:style-name="T9">==</text:span><text:span text:style-name="T4">===============</text:span></text:p>
      <text:p text:style-name="P8"><text:span text:style-name="T14">int</text:span><text:span text:style-name="T12"> </text:span><text:span text:style-name="T15">main(</text:span><text:span text:style-name="T14">void</text:span><text:span text:style-name="T15">)</text:span></text:p>
      <text:p text:style-name="P10">{</text:p>
      <text:p text:style-name="P8"><text:span text:style-name="T12"><text:s text:c="4"/></text:span><text:span text:style-name="T14">int</text:span><text:span text:style-name="T12"> </text:span><text:span text:style-name="T15">a,b,n;</text:span></text:p>
      <text:p text:style-name="P8"><text:span text:style-name="T12"><text:s text:c="4"/></text:span><text:span text:style-name="T15">n</text:span><text:span text:style-name="T12"> </text:span><text:span text:style-name="T15">=</text:span><text:span text:style-name="T12"> </text:span><text:span text:style-name="T10">1</text:span><text:span text:style-name="T15">;</text:span></text:p>
      <text:p text:style-name="P8"><text:span text:style-name="T12"><text:s text:c="4"/></text:span><text:span text:style-name="T15">scanf(</text:span><text:span text:style-name="T4">"%d"</text:span><text:span text:style-name="T15">,</text:span><text:span text:style-name="T12"> </text:span><text:span text:style-name="T15">&amp;a);</text:span></text:p>
      <text:p text:style-name="P8"><text:span text:style-name="T12"><text:s text:c="4"/></text:span><text:span text:style-name="T15">printf(</text:span><text:span text:style-name="T4">"%s\n"</text:span><text:span text:style-name="T15">,</text:span><text:span text:style-name="T12"> </text:span><text:span text:style-name="T15">((-</text:span><text:span text:style-name="T10">100</text:span><text:span text:style-name="T12"> </text:span><text:span text:style-name="T15">&lt;=</text:span><text:span text:style-name="T12"> </text:span><text:span text:style-name="T15">a</text:span><text:span text:style-name="T12"> </text:span><text:span text:style-name="T15">&amp;&amp;</text:span><text:span text:style-name="T12"> </text:span><text:span text:style-name="T15">a</text:span><text:span text:style-name="T12"> </text:span><text:span text:style-name="T15">&lt;=</text:span><text:span text:style-name="T12"> </text:span><text:span text:style-name="T10">100</text:span><text:span text:style-name="T15">)?</text:span><text:span text:style-name="T4">"true"</text:span><text:span text:style-name="T15">:</text:span><text:span text:style-name="T4">"false"</text:span><text:span text:style-name="T15">));</text:span></text:p>
      <text:p text:style-name="P8"><text:span text:style-name="T12"><text:s text:c="4"/></text:span><text:span text:style-name="T15">printf(</text:span><text:span text:style-name="T4">"Input</text:span><text:span text:style-name="T12"> </text:span><text:span text:style-name="T4">a</text:span><text:span text:style-name="T12"> </text:span><text:span text:style-name="T4">number</text:span><text:span text:style-name="T12"> </text:span><text:span text:style-name="T4">&gt;</text:span><text:span text:style-name="T12"> </text:span><text:span text:style-name="T4">100</text:span><text:span text:style-name="T12"> </text:span><text:span text:style-name="T4">in</text:span><text:span text:style-name="T12"> </text:span><text:span text:style-name="T4">hex:\n"</text:span><text:span text:style-name="T15">);</text:span></text:p>
      <text:p text:style-name="P8"><text:span text:style-name="T12"><text:s text:c="4"/></text:span><text:span text:style-name="T15">scanf(</text:span><text:span text:style-name="T4">"%x"</text:span><text:span text:style-name="T15">,</text:span><text:span text:style-name="T12"> </text:span><text:span text:style-name="T15">&amp;b);</text:span><text:span text:style-name="T4">//</text:span><text:span text:style-name="T12"> </text:span><text:span text:style-name="T4">получаем</text:span><text:span text:style-name="T12"> </text:span><text:span text:style-name="T4">число</text:span><text:span text:style-name="T12"> </text:span><text:span text:style-name="T4">для</text:span><text:span text:style-name="T12"> </text:span><text:span text:style-name="T4">вычисления</text:span><text:span text:style-name="T12"> </text:span><text:span text:style-name="T4">бита</text:span></text:p>
      <text:p text:style-name="P8"><text:span text:style-name="T12"><text:s text:c="4"/></text:span><text:span text:style-name="T14">while</text:span><text:span text:style-name="T12"> </text:span><text:span text:style-name="T15">(n</text:span><text:span text:style-name="T12"> </text:span><text:span text:style-name="T15">&lt;</text:span><text:span text:style-name="T12"> </text:span><text:span text:style-name="T15">(</text:span><text:span text:style-name="T10">BIT</text:span><text:span text:style-name="T15">+</text:span><text:span text:style-name="T10">1</text:span><text:span text:style-name="T15">))</text:span><text:span text:style-name="T4">//</text:span><text:span text:style-name="T12"> </text:span><text:span text:style-name="T4">ищем</text:span><text:span text:style-name="T12"> </text:span><text:span text:style-name="T4">нужный</text:span><text:span text:style-name="T12"> </text:span><text:span text:style-name="T4">бит</text:span></text:p>
      <text:p text:style-name="P8"><text:span text:style-name="T12"><text:s text:c="4"/></text:span><text:span text:style-name="T15">{</text:span></text:p>
      <text:p text:style-name="P8"><text:span text:style-name="T12"><text:s text:c="8"/></text:span><text:span text:style-name="T15">b</text:span><text:span text:style-name="T12"> </text:span><text:span text:style-name="T15">=</text:span><text:span text:style-name="T12"> </text:span><text:span text:style-name="T15">b</text:span><text:span text:style-name="T12"> </text:span><text:span text:style-name="T15">&lt;&lt;</text:span><text:span text:style-name="T12"> </text:span><text:span text:style-name="T10">1</text:span><text:span text:style-name="T15">;</text:span></text:p>
      <text:p text:style-name="P8"><text:span text:style-name="T12"><text:s text:c="8"/></text:span><text:span text:style-name="T14">if</text:span><text:span text:style-name="T15">(n</text:span><text:span text:style-name="T12"> </text:span><text:span text:style-name="T15">==</text:span><text:span text:style-name="T12"> </text:span><text:span text:style-name="T10">BIT</text:span><text:span text:style-name="T15">){</text:span><text:span text:style-name="T4">//</text:span><text:span text:style-name="T12"> </text:span><text:span text:style-name="T4">если</text:span><text:span text:style-name="T12"> </text:span><text:span text:style-name="T4">нашли,</text:span><text:span text:style-name="T12"> </text:span><text:span text:style-name="T4">то</text:span><text:span text:style-name="T12"> </text:span><text:span text:style-name="T4">выясняем,</text:span><text:span text:style-name="T12"> </text:span><text:span text:style-name="T4">1</text:span><text:span text:style-name="T12"> </text:span><text:span text:style-name="T4">он</text:span><text:span text:style-name="T12"> </text:span><text:span text:style-name="T4">или</text:span><text:span text:style-name="T12"> </text:span><text:span text:style-name="T4">0</text:span><text:span text:style-name="T12"> </text:span><text:span text:style-name="T4">с</text:span><text:span text:style-name="T12"> </text:span><text:span text:style-name="T4">помощью</text:span><text:span text:style-name="T12"> </text:span><text:span text:style-name="T4">тернарного</text:span><text:span text:style-name="T12"> </text:span><text:span text:style-name="T4">оператора</text:span></text:p>
      <text:p text:style-name="P8"><text:span text:style-name="T12"><text:s text:c="12"/></text:span><text:span text:style-name="T15">printf(</text:span><text:span text:style-name="T4">"%s\n"</text:span><text:span text:style-name="T15">,(b&amp;</text:span><text:span text:style-name="T10">1</text:span><text:span text:style-name="T15">)?(</text:span><text:span text:style-name="T4">"bit</text:span><text:span text:style-name="T12"> </text:span><text:span text:style-name="T4">=</text:span><text:span text:style-name="T12"> </text:span><text:span text:style-name="T4">1"</text:span><text:span text:style-name="T15">):(</text:span><text:span text:style-name="T4">"bit</text:span><text:span text:style-name="T12"> </text:span><text:span text:style-name="T4">=</text:span><text:span text:style-name="T12"> </text:span><text:span text:style-name="T4">0"</text:span><text:span text:style-name="T15">));</text:span></text:p>
      <text:p text:style-name="P8"><text:span text:style-name="T12"><text:s text:c="8"/></text:span><text:span text:style-name="T15">}</text:span></text:p>
      <text:p text:style-name="P8"><text:span text:style-name="T12"><text:s text:c="8"/></text:span><text:span text:style-name="T15">++n;</text:span></text:p>
      <text:p text:style-name="P8"><text:span text:style-name="T12"><text:s text:c="4"/></text:span><text:span text:style-name="T15">}</text:span></text:p>
      <text:p text:style-name="P8"><text:span text:style-name="T12"><text:s text:c="4"/></text:span><text:span text:style-name="T14">return</text:span><text:span text:style-name="T12"> </text:span><text:span text:style-name="T10">0</text:span><text:span text:style-name="T15">;</text:span></text:p>
      <text:p text:style-name="P9">}</text:p>
      <text:p text:style-name="P11"><text:span text:style-name="T4">//======================</text:span><text:span text:style-name="T12"> </text:span><text:span text:style-name="T4">end</text:span><text:span text:style-name="T12"> </text:span><text:span text:style-name="T4">function</text:span><text:span text:style-name="T12"> </text:span><text:span text:style-name="T4">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evP</meta:initial-creator>
    <meta:creation-date>2009-09-02T14:10:00</meta:creation-date>
    <dc:date>2013-10-17T18:40:41.573584472</dc:date>
    <meta:editing-cycles>29</meta:editing-cycles>
    <meta:editing-duration>P2171DT9H54M4S</meta:editing-duration>
    <meta:generator>LibreOffice/4.1.2.3$Linux_X86_64 LibreOffice_project/410$Build-3</meta:generator>
    <meta:document-statistic meta:table-count="0" meta:image-count="0" meta:object-count="0" meta:page-count="2" meta:paragraph-count="46" meta:word-count="215" meta:character-count="1465" meta:non-whitespace-character-count="1213"/>
  </office:meta>
</office:document-meta>
</file>